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Mono" svg:font-family="'Ubuntu Mono'" style:font-adornments="Bold Italic" style:font-pitch="fixed"/>
    <style:font-face style:name="Ubuntu" svg:font-family="Ubuntu" style:font-adornments="Regular"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8.002cm" table:align="margins"/>
    </style:style>
    <style:style style:name="Table1.A" style:family="table-column">
      <style:table-column-properties style:column-width="18.002cm" style:rel-column-width="65535*"/>
    </style:style>
    <style:style style:name="Table1.A1" style:family="table-cell">
      <style:table-cell-properties fo:padding="0.097cm" fo:border="0.05pt solid #000000"/>
    </style:style>
    <style:style style:name="P1" style:family="paragraph" style:parent-style-name="Table_20_Contents">
      <style:text-properties officeooo:rsid="000cfced" officeooo:paragraph-rsid="000cfced"/>
    </style:style>
    <style:style style:name="P2" style:family="paragraph" style:parent-style-name="Standard">
      <style:text-properties officeooo:rsid="000cfced" officeooo:paragraph-rsid="000cfced"/>
    </style:style>
    <style:style style:name="P3" style:family="paragraph" style:parent-style-name="Text_20_body">
      <style:text-properties officeooo:paragraph-rsid="000cfce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Heading</text:p>
      <text:p text:style-name="P2">default</text:p>
      <text:p text:style-name="P3">Text Body Text Body Text Body Text Body Text Body Text Body Text Body Text Body Text Body Text Body Text Body Text Body Text Body Text Body Text Body Text Body Text Body Text Body Text Body Text Body Text Body Text Body Text Body Text Body Text Body</text:p>
      <table:table table:name="Table1" table:style-name="Table1">
        <table:table-column table:style-name="Table1.A"/>
        <table:table-row>
          <table:table-cell table:style-name="Table1.A1" office:value-type="string">
            <text:p text:style-name="P1">Table content</text:p>
          </table:table-cell>
        </table:table-row>
      </table:table>
      <text:p text:style-name="Text_20_body"/>
      <text:p text:style-name="higlight-red">Highligh-red Blah Blah Blah Blah Blah Blah Blah Blah Blah Blah Blah Blah Blah Blah Blah Blah Blah Blah Blah Blah Blah Blah Blah</text:p>
      <text:p text:style-name="highlight-yellow">Highlight-yellow Blah Blah Blah Blah Blah Blah Blah Blah Blah Blah Blah Blah Blah Blah Blah Blah Blah Blah Blah Blah Blah Blah Blah Blah Blah Blah Bla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Mono" svg:font-family="'Ubuntu Mono'" style:font-adornments="Bold Italic" style:font-pitch="fixed"/>
    <style:font-face style:name="Ubuntu" svg:font-family="Ubuntu" style:font-adornments="Regular"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pitch="variable" fo:font-size="11pt" style:font-size-asian="10.5pt"/>
    </style:style>
    <style:style style:name="Heading" style:family="paragraph" style:parent-style-name="Standard" style:next-style-name="Text_20_body" style:class="text" style:master-page-name="">
      <style:paragraph-properties fo:margin-top="0.423cm" fo:margin-bottom="0.212cm" loext:contextual-spacing="false" style:page-number="auto" fo:padding="0.101cm" fo:border-left="none" fo:border-right="none" fo:border-top="none" fo:border-bottom="0.99pt dashed #f04e4d" style:shadow="none" fo:keep-with-next="always"/>
      <style:text-properties fo:color="#f04e4d" style:font-name="Ubuntu Mono" fo:font-family="'Ubuntu Mono'" style:font-style-name="Bold Italic" style:font-pitch="fixed" fo:font-size="15pt" fo:font-style="italic"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text-properties fo:font-size="12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text-properties fo:color="#579835" fo:font-size="10pt" fo:font-style="italic" style:font-size-asian="10.5pt"/>
    </style:style>
    <style:style style:name="higlight-red" style:family="paragraph" style:parent-style-name="Text_20_body">
      <style:text-properties fo:color="#ed1c24" style:font-size-asian="10.5pt"/>
    </style:style>
    <style:style style:name="highlight-yellow" style:family="paragraph" style:parent-style-name="Text_20_body" style:master-page-name="">
      <loext:graphic-properties draw:fill="solid" draw:fill-color="#fff200"/>
      <style:paragraph-properties style:page-number="auto" fo:background-color="#fff200"/>
      <style:text-properties style:font-size-asian="10.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4T16:24:16.862962107</meta:creation-date>
    <dc:date>2018-09-28T11:13:10.213035334</dc:date>
    <meta:editing-duration>PT9M17S</meta:editing-duration>
    <meta:editing-cycles>3</meta:editing-cycles>
    <meta:generator>LibreOffice/6.0.6.2$Linux_X86_64 LibreOffice_project/00m0$Build-2</meta:generator>
    <meta:document-statistic meta:table-count="1" meta:image-count="0" meta:object-count="0" meta:page-count="1" meta:paragraph-count="6" meta:word-count="106" meta:character-count="554" meta:non-whitespace-character-count="454"/>
  </office:meta>
</office:document-meta>
</file>